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fo:padding="0.039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39in"/>
    </style:style>
    <style:style style:name="ce7" style:family="table-cell" style:parent-style-name="Default" style:data-style-name="N10">
      <style:table-cell-properties fo:padding="0.039in"/>
      <style:text-properties fo:font-weight="bold" style:font-weight-asian="bold" style:font-weight-complex="bold"/>
    </style:style>
    <style:style style:name="ce4" style:family="table-cell" style:parent-style-name="Default" style:data-style-name="N10">
      <style:table-cell-properties fo:padding="0.039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496in" svg:height="3.1669in" svg:x="2.8697in" svg:y="0.1327in">
            <draw:object draw:notify-on-update-of-ranges="Sheet1.A2:Sheet1.A8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3" office:value-type="string" calcext:value-type="string">
            <text:p>Company</text:p>
          </table:table-cell>
          <table:table-cell table:style-name="ce7" office:value-type="string" calcext:value-type="string">
            <text:p>Sha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percentage" office:value="0.23" calcext:value-type="percentage">
            <text:p>23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percentage" office:value="0.11" calcext:value-type="percentage">
            <text:p>11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table:style-name="ce4" office:value-type="percentage" office:value="0.09" calcext:value-type="percentage">
            <text:p>9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table:style-name="ce4" office:value-type="percentage" office:value="0.02" calcext:value-type="percentage">
            <text:p>2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</text:p>
          </table:table-cell>
          <table:table-cell table:style-name="ce4" office:value-type="percentage" office:value="0.05" calcext:value-type="percentage">
            <text:p>5%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B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21:51.879072630</meta:creation-date>
    <dc:date>2025-04-01T20:30:28.124132343</dc:date>
    <meta:editing-duration>PT1H56M13S</meta:editing-duration>
    <meta:editing-cycles>28</meta:editing-cycles>
    <meta:generator>LibreOffice/7.4.7.2$Linux_X86_64 LibreOffice_project/4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ffecb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ecb3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d4ea6b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ff6d6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843cm" svg:height="8.045cm" xlink:href=".." xlink:type="simple" chart:class="chart:circle" chart:style-name="ch1">
        <chart:title svg:x="2.128cm" svg:y="0.295cm" chart:style-name="ch2">
          <text:p>Transportation companies' shares of a made-up market as of July 1, 2024</text:p>
        </chart:title>
        <chart:legend chart:legend-position="end" svg:x="12.374cm" svg:y="2.229cm" style:legend-expansion="high" chart:style-name="ch3"/>
        <chart:plot-area chart:style-name="ch4" table:cell-range-address="Sheet1.A2:Sheet1.B8" chart:data-source-has-labels="column" svg:x="0.276cm" svg:y="1.738cm" svg:width="11.822cm" svg:height="6.147cm">
          <chart:coordinate-region svg:x="2.982cm" svg:y="2.267cm" svg:width="5.618cm" svg:height="5.618cm"/>
          <chart:axis chart:dimension="x" chart:name="primary-x" chart:style-name="ch5" chartooo:axis-type="auto">
            <chartooo:date-scale/>
            <chart:categories table:cell-range-address="Sheet1.A2:Sheet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A2:Sheet1.A8</svg:desc>
                </draw:g>
              </table:table-cell>
              <table:table-cell office:value-type="float" office:value="0.4">
                <text:p>0.4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est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